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d823" officeooo:paragraph-rsid="001bd823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f30e" officeooo:paragraph-rsid="001bf30e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da685" officeooo:paragraph-rsid="001da68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a5cd1" style:font-style-asian="normal" style:font-weight-asian="normal"/>
    </style:style>
    <style:style style:name="T4" style:family="text">
      <style:text-properties officeooo:rsid="001740fd"/>
    </style:style>
    <style:style style:name="T5" style:family="text">
      <style:text-properties officeooo:rsid="0018db36"/>
    </style:style>
    <style:style style:name="T6" style:family="text">
      <style:text-properties officeooo:rsid="001bd823"/>
    </style:style>
    <style:style style:name="T7" style:family="text">
      <style:text-properties officeooo:rsid="001f6b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6">2nd</text:span> of <text:span text:style-name="T6">March</text:span> 202<text:span text:style-name="T4">1</text:span> under the <text:span text:style-name="T5">4</text:span><text:span text:style-name="T6">4</text:span><text:span text:style-name="T5">th</text:span> PA Meeting.</text:p>
      <text:p text:style-name="P1"/>
      <text:p text:style-name="P1">The Assembly, recognising the current situation,</text:p>
      <text:p text:style-name="P1"/>
      <text:p text:style-name="P4">Constitutes that the People’s Assembly will be turning 1 year old as of the 31st of March 2021, and that we should celebrate it.</text:p>
      <text:p text:style-name="P5">Stuff to do includes, but is not limited to:</text:p>
      <text:p text:style-name="P5">Recreating the gardens of the People’s Assembly like in the old server in Liberdade.</text:p>
      <text:p text:style-name="P5">Holding a meeting on Wednesday for the 48th PA meeting (rather than Tuesday) <text:span text:style-name="T7">to mark 1 year.</text:span></text:p>
      <text:p text:style-name="P1"/>
      <text:p text:style-name="P1">And proceeds.</text:p>
      <text:p text:style-name="P1"/>
      <text:p text:style-name="P1">Signed by,</text:p>
      <text:p text:style-name="P1">_<text:span text:style-name="T6">yoran_</text:span></text:p>
      <text:p text:style-name="P2">RedPanda_4</text:p>
      <text:p text:style-name="P1"/>
      <text:p text:style-name="P1"/>
      <text:p text:style-name="P1"/>
      <text:p text:style-name="Standard"><text:span text:style-name="T1">[</text:span><text:span text:style-name="T2">Motion </text:span><text:span text:style-name="T3">44-8: 1 year of PA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03T20:48:42.488298602</dc:date>
    <meta:editing-duration>PT5M11S</meta:editing-duration>
    <meta:editing-cycles>9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11" meta:word-count="97" meta:character-count="547" meta:non-whitespace-character-count="461"/>
  </office:meta>
</office:document-meta>
</file>